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34"/>
    <style:style style:name="ce3" style:family="table-cell" style:parent-style-name="Default" style:data-style-name="N10"/>
    <style:style style:name="ce4" style:family="table-cell" style:parent-style-name="Default" style:data-style-name="N134">
      <style:table-cell-properties fo:background-color="#fff2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ur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652741514360313" calcext:value-type="percentage">
            <text:p>65%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table:formula="of:=[.B$2]*[.E3]"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339425587467363" calcext:value-type="percentage">
            <text:p>34%</text:p>
          </table:table-cell>
          <table:table-cell table:style-name="ce3" office:value-type="percentage" office:value="0.52" calcext:value-type="percentage">
            <text:p>52%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 table:style-name="ce2" table:formula="of:=[.B$2]*[.E4]" office:value-type="float" office:value="3" calcext:value-type="float">
            <text:p>3.0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783289817232376" calcext:value-type="percentage">
            <text:p>1%</text:p>
          </table:table-cell>
          <table:table-cell table:style-name="ce3" office:value-type="percentage" office:value="0.012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383" calcext:value-type="float">
            <text:p>38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ugh density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/cm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boid</text:p>
          </table:table-cell>
          <table:table-cell table:number-columns-repeated="2"/>
          <table:table-cell office:value-type="string" calcext:value-type="string">
            <text:p>Cylinder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1" calcext:value-type="float">
            <text:p>1.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diameter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5" calcext:value-type="float">
            <text:p>5.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ength</text:p>
          </table:table-cell>
          <table:table-cell table:style-name="ce2" table:formula="of:=[.E12]/([.E9]*PI())" office:value-type="float" office:value="6.36619772367581" calcext:value-type="float">
            <text:p>6.4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style-name="ce2" office:value-type="float" office:value="10" calcext:value-type="float">
            <text:p>10.0</text:p>
          </table:table-cell>
          <table:table-cell office:value-type="string" calcext:value-type="string">
            <text:p>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table:formula="of:=PRODUCT([.B9:.B11])" office:value-type="float" office:value="50" calcext:value-type="float">
            <text:p>50</text:p>
          </table:table-cell>
          <table:table-cell office:value-type="string" calcext:value-type="string">
            <text:p>cm³</text:p>
          </table:table-cell>
          <table:table-cell office:value-type="string" calcext:value-type="string">
            <text:p>volume</text:p>
          </table:table-cell>
          <table:table-cell table:formula="of:=[.B12]" office:value-type="float" office:value="50" calcext:value-type="float">
            <text:p>50</text:p>
          </table:table-cell>
          <table:table-cell office:value-type="string" calcext:value-type="string">
            <text:p>cm³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formula="of:=[.B12]*[.$B$7]"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</text:p>
          </table:table-cell>
          <table:table-cell table:formula="of:=[.E12]*[.$B$7]"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 cuboids</text:p>
          </table:table-cell>
          <table:table-cell table:style-name="ce2" table:formula="of:=[.$B$5]/[.B13]" office:value-type="float" office:value="6.96363636363636" calcext:value-type="float">
            <text:p>7.0</text:p>
          </table:table-cell>
          <table:table-cell/>
          <table:table-cell office:value-type="string" calcext:value-type="string">
            <text:p>n cylinders</text:p>
          </table:table-cell>
          <table:table-cell table:style-name="ce2" table:formula="of:=[.$B$5]/[.E13]" office:value-type="float" office:value="6.96363636363636" calcext:value-type="float">
            <text:p>7.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6:43:14.814814437</meta:creation-date>
    <dc:date>2020-07-22T19:00:18.537994206</dc:date>
    <meta:editing-duration>PT9M23S</meta:editing-duration>
    <meta:editing-cycles>2</meta:editing-cycles>
    <meta:generator>LibreOffice/6.0.7.3$Linux_X86_64 LibreOffice_project/00m0$Build-3</meta:generator>
    <meta:document-statistic meta:table-count="1" meta:cell-count="55" meta:object-count="0"/>
  </office:meta>
</office:document-meta>
</file>